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US 1280. Topological Sorting Solution</text:p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 Lur</text:p>
      <text:p text:style-name="Standard">2012-07-15</text:p>
      <text:p text:style-name="Standard">题目大意</text:p>
      <text:p text:style-name="Standard"><text:tab/>给出一个有向图判断给出的访问顺序是否是符合拓扑序。</text:p>
      <text:p text:style-name="Standard">算法分析</text:p>
      <text:p text:style-name="Standard"><text:tab/>请先了解拓扑排序的相关算法。</text:p>
      <text:p text:style-name="Standard"><text:tab/>记录每个点的入度模拟判断即可，如访问的点入度不为零则输出“NO”。</text:p>
      <text:p text:style-name="Standard">参考代码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TIMUS 1280</text:p>
            <text:p text:style-name="Table_20_Contents"><text:s text:c="2"/>2012-07-10</text:p>
            <text:p text:style-name="Table_20_Contents"><text:s text:c="2"/>ACCEPTED</text:p>
            <text:p text:style-name="Table_20_Contents">*/</text:p>
            <text:p text:style-name="Table_20_Contents">import java.io.*;</text:p>
            <text:p text:style-name="Table_20_Contents">import java.util.Scanner;</text:p>
            <text:p text:style-name="Table_20_Contents"/>
            <text:p text:style-name="Table_20_Contents">public class timus1280 {</text:p>
            <text:p text:style-name="Table_20_Contents"><text:s text:c="4"/>static final int MAXN = 1002;</text:p>
            <text:p text:style-name="Table_20_Contents"><text:s text:c="4"/>static final int MAXM = 100002;</text:p>
            <text:p text:style-name="Table_20_Contents"><text:s text:c="4"/>static int n , m;</text:p>
            <text:p text:style-name="Table_20_Contents"><text:s text:c="4"/>static int w[][] = new int [ MAXN ][ MAXN ];</text:p>
            <text:p text:style-name="Table_20_Contents"><text:s text:c="4"/>static int ind[] = new int[ MAXN ];</text:p>
            <text:p text:style-name="Table_20_Contents"><text:s text:c="4"/>static Scanner in = new Scanner( System.in );</text:p>
            <text:p text:style-name="Table_20_Contents"><text:s text:c="4"/></text:p>
            <text:p text:style-name="Table_20_Contents"><text:s text:c="4"/></text:p>
            <text:p text:style-name="Table_20_Contents"><text:s text:c="4"/>public static void init( ){</text:p>
            <text:p text:style-name="Table_20_Contents"><text:tab/>int u , v;</text:p>
            <text:p text:style-name="Table_20_Contents"><text:tab/>n = in.nextInt();</text:p>
            <text:p text:style-name="Table_20_Contents"><text:tab/>m = in.nextInt();</text:p>
            <text:p text:style-name="Table_20_Contents"/>
            <text:p text:style-name="Table_20_Contents"><text:tab/>for( int i = 1 ; i &lt;= m ; ++ i ){</text:p>
            <text:p text:style-name="Table_20_Contents"><text:tab/> <text:s text:c="3"/>u = in.nextInt();</text:p>
            <text:p text:style-name="Table_20_Contents"><text:tab/> <text:s text:c="3"/>v = in.nextInt();</text:p>
            <text:p text:style-name="Table_20_Contents"><text:tab/> <text:s text:c="3"/>++ w[ u ][ v ];</text:p>
            <text:p text:style-name="Table_20_Contents"><text:tab/> <text:s text:c="3"/>++ ind[ v ];</text:p>
            <text:p text:style-name="Table_20_Contents"><text:tab/>}</text:p>
            <text:p text:style-name="Table_20_Contents"><text:s text:c="4"/>}</text:p>
            <text:p text:style-name="Table_20_Contents"/>
            <text:p text:style-name="Table_20_Contents"><text:s text:c="4"/>public static void topic(){</text:p>
            <text:p text:style-name="Table_20_Contents"><text:tab/>int t;</text:p>
            <text:p text:style-name="Table_20_Contents"><text:tab/>for( int i = 1 ; i &lt;= n ; ++ i ){</text:p>
            <text:p text:style-name="Table_20_Contents"><text:tab/> <text:s text:c="3"/>t = in.nextInt();</text:p>
            <text:p text:style-name="Table_20_Contents"><text:tab/> <text:s text:c="3"/>if( ind[ t ] != 0 ){</text:p>
            <text:p text:style-name="Table_20_Contents"><text:tab/><text:tab/>System.out.println( "NO" );</text:p>
            <text:p text:style-name="Table_20_Contents"><text:tab/><text:tab/>return ;</text:p>
            <text:p text:style-name="Table_20_Contents"><text:tab/> <text:s text:c="3"/>}</text:p>
            <text:p text:style-name="Table_20_Contents"><text:soft-page-break/><text:tab/> <text:s text:c="3"/>for( int j = 1 ; j &lt;= n ; ++ j )</text:p>
            <text:p text:style-name="Table_20_Contents"><text:tab/><text:tab/>while( w[ t ][ j ] &gt; 0 ){</text:p>
            <text:p text:style-name="Table_20_Contents"><text:tab/><text:tab/> <text:s text:c="3"/>-- ind[ j ];</text:p>
            <text:p text:style-name="Table_20_Contents"><text:tab/><text:tab/> <text:s text:c="3"/>-- w[ t ][ j ];</text:p>
            <text:p text:style-name="Table_20_Contents"><text:tab/><text:tab/>}</text:p>
            <text:p text:style-name="Table_20_Contents"><text:tab/>}</text:p>
            <text:p text:style-name="Table_20_Contents"><text:tab/>System.out.println( "YES" );</text:p>
            <text:p text:style-name="Table_20_Contents"><text:tab/>return ;</text:p>
            <text:p text:style-name="Table_20_Contents"><text:s text:c="4"/>}</text:p>
            <text:p text:style-name="Table_20_Contents"/>
            <text:p text:style-name="Table_20_Contents"><text:s text:c="4"/>public static void main( String[] args ) </text:p>
            <text:p text:style-name="Table_20_Contents"><text:tab/>throws Exception {</text:p>
            <text:p text:style-name="Table_20_Contents"><text:tab/>init();</text:p>
            <text:p text:style-name="Table_20_Contents"><text:tab/>topic();</text:p>
            <text:p text:style-name="Table_20_Contents"><text:s text:c="4"/>}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7-16T08:53:01</dc:date>
    <dc:creator>csuacm </dc:creator>
    <meta:editing-duration>PT3M30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60" meta:word-count="256" meta:character-count="1142" meta:non-whitespace-character-count="883"/>
  </office:meta>
</office:document-meta>
</file>